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18295.8961933483">
            <text:p>18295,8961933483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672.570382532221">
            <text:p>672,5703825322</text:p>
          </table:table-cell>
          <table:table-cell office:value-type="float" office:value="3085.69340417067">
            <text:p>3085,6934041707</text:p>
          </table:table-cell>
          <table:table-cell office:value-type="float" office:value="0.0833338995558564">
            <text:p>0,0833338996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arametry</text:p>
          </table:table-cell>
          <table:table-cell table:number-columns-repeated="4"/>
        </table:table-row>
        <table:table-row table:style-name="ro2">
          <table:table-cell office:value-type="string">
            <text:p>wartość zadana</text:p>
          </table:table-cell>
          <table:table-cell office:value-type="string">
            <text:p>P1</text:p>
          </table:table-cell>
          <table:table-cell office:value-type="string">
            <text:p>D1</text:p>
          </table:table-cell>
          <table:table-cell office:value-type="string">
            <text:p>P2</text:p>
          </table:table-cell>
          <table:table-cell office:value-type="string">
            <text:p>D2</text:p>
          </table:table-cell>
          <table:table-cell office:value-type="string">
            <text:p>P3</text:p>
          </table:table-cell>
          <table:table-cell office:value-type="string">
            <text:p>calka i 3</text:p>
          </table:table-cell>
          <table:table-cell office:value-type="string">
            <text:p>K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75411674350819">
            <text:p>7,7541167435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104.609789412533">
            <text:p>104,6097894125</text:p>
          </table:table-cell>
          <table:table-cell office:value-type="float" office:value="35.8153377416197">
            <text:p>35,8153377416</text:p>
          </table:table-cell>
          <table:table-cell office:value-type="float" office:value="0.0512326731013386">
            <text:p>0,05123267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86.8068712551">
            <text:p>25886,8068712551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2338.52552325187">
            <text:p>2338,5255232519</text:p>
          </table:table-cell>
          <table:table-cell office:value-type="float" office:value="0.299976204468585">
            <text:p>0,2999762045</text:p>
          </table:table-cell>
          <table:table-cell office:value-type="float" office:value="0.0833338995532838">
            <text:p>0,083333899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1.481176482674">
            <text:p>481,4811764827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4.930793563995">
            <text:p>4,930793564</text:p>
          </table:table-cell>
          <table:table-cell office:value-type="float" office:value="189.664124767219">
            <text:p>189,6641247672</text:p>
          </table:table-cell>
          <table:table-cell office:value-type="float" office:value="917.68262608891">
            <text:p>917,6826260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.5820490488391">
            <text:p>20,582049048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.581201269998">
            <text:p>20,58120127</text:p>
          </table:table-cell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7.11.2017</text:date>, <text:time>23:21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 c</meta:initial-creator>
    <meta:creation-date>2017-11-07T21:43:15.57</meta:creation-date>
    <dc:date>2017-11-07T23:21:51.70</dc:date>
    <dc:creator>mac c</dc:creator>
    <meta:editing-duration>PT38M15S</meta:editing-duration>
    <meta:editing-cycles>1</meta:editing-cycles>
    <meta:document-statistic meta:table-count="3" meta:cell-count="56" meta:object-count="0"/>
    <meta:generator>OpenOffice/4.0.1$Win32 OpenOffice.org_project/401m5$Build-9714</meta:generator>
  </office:meta>
</office:document-meta>
</file>